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="solid" draw:fill-color="#990000" draw:opacity="50%" draw:textarea-horizontal-align="justify" draw:textarea-vertical-align="middle" draw:auto-grow-height="false" fo:min-height="0.639cm" fo:min-width="0.516cm" draw:shadow-opacity="50%"/>
    </style:style>
    <style:style style:name="gr3" style:family="graphic" style:parent-style-name="objectwithoutfill">
      <style:graphic-properties draw:marker-end="Arrowhead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Об_27_єкт_20_без_20_заповнення_20_і_20_ліній">
      <style:graphic-properties draw:textarea-vertical-align="middle" draw:ole-draw-aspect="1"/>
    </style:style>
    <style:style style:name="gr8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4.084cm" fo:min-width="0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P1" style:family="paragraph">
      <style:paragraph-properties fo:text-align="center"/>
      <style:text-properties style:font-name="Courier New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style:font-name="Courier New"/>
    </style:style>
    <style:style style:name="P4" style:family="paragraph">
      <style:text-properties style:font-name="Courier New" fo:font-size="15pt" style:font-size-asian="15pt" style:font-size-complex="15pt"/>
    </style:style>
    <style:style style:name="P5" style:family="paragraph">
      <style:text-properties style:font-name="Courier New" fo:font-size="12pt" style:font-size-asian="12pt" style:font-size-complex="12pt"/>
    </style:style>
    <style:style style:name="P6" style:family="paragraph">
      <style:paragraph-properties fo:text-align="center"/>
      <style:text-properties style:font-name="Courier New" fo:font-size="12pt" style:font-size-asian="12pt" style:font-size-complex="12pt"/>
    </style:style>
    <style:style style:name="T1" style:family="text">
      <style:text-properties style:font-name="Courier New"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g>
            <draw:custom-shape draw:style-name="gr1" draw:text-style-name="P1" draw:layer="layout" svg:width="1.143cm" svg:height="1.143cm" svg:x="4.455cm" svg:y="2.925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5.598cm" svg:y="2.925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6.741cm" svg:y="2.92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7.884cm" svg:y="2.925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9.027cm" svg:y="2.925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0.17cm" svg:y="2.925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1.313cm" svg:y="2.925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2.456cm" svg:y="2.92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3.599cm" svg:y="2.92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4.742cm" svg:y="2.925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5.885cm" svg:y="2.925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.016cm" svg:height="0.889cm" svg:x="6.347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7.363cm" svg:y="5.1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.016cm" svg:height="0.889cm" svg:x="12.076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13.092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14.092cm" svg:y="5.19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" draw:text-style-name="P2" draw:layer="layout" svg:x1="7.396cm" svg:y1="5.064cm" svg:x2="7.65cm" svg:y2="4.175cm">
            <text:p/>
          </draw:line>
          <draw:line draw:style-name="gr3" draw:text-style-name="P2" draw:layer="layout" svg:x1="13.13cm" svg:y1="5.065cm" svg:x2="13.384cm" svg:y2="4.176cm">
            <text:p/>
          </draw:line>
          <draw:frame draw:style-name="gr4" draw:text-style-name="P4" draw:layer="layout" svg:width="13.208cm" svg:height="1.445cm" svg:x="4.302cm" svg:y="1.322cm">
            <draw:text-box>
              <text:p text:style-name="P3"><text:span text:style-name="T1">River splitted into sectors</text:span></text:p>
              <text:p text:style-name="P3"><text:span text:style-name="T1">Each sector contains some amount of fish</text:span></text:p>
            </draw:text-box>
          </draw:frame>
          <draw:custom-shape draw:style-name="gr5" draw:text-style-name="P2" draw:layer="layout" svg:width="0.254cm" svg:height="0.254cm" svg:x="7.577cm" svg:y="3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54cm" svg:height="0.254cm" svg:x="13.278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0.345cm" svg:height="1.445cm" svg:x="5.445cm" svg:y="6.588cm">
            <draw:text-box>
              <text:p text:style-name="P3"><text:span text:style-name="T1">Each boat has to put its anchor</text:span></text:p>
              <text:p text:style-name="P3"><text:span text:style-name="T1">in some predefined position</text:span></text:p>
            </draw:text-box>
          </draw:frame>
        </draw:g>
        <draw:g>
          <draw:g>
            <draw:custom-shape draw:style-name="gr1" draw:text-style-name="P1" draw:layer="layout" svg:width="1.143cm" svg:height="1.143cm" svg:x="4.455cm" svg:y="9.826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5.598cm" svg:y="9.826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6.741cm" svg:y="9.82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7.884cm" svg:y="9.826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9.027cm" svg:y="9.826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0.17cm" svg:y="9.826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1.313cm" svg:y="9.826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2.456cm" svg:y="9.826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3.599cm" svg:y="9.82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4.742cm" svg:y="9.826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5.885cm" svg:y="9.826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.016cm" svg:height="0.889cm" svg:x="5.699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6.715cm" svg:y="9.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.016cm" svg:height="0.889cm" svg:x="11.43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12.446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13.446cm" svg:y="9.9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54cm" svg:height="0.254cm" svg:x="7.577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54cm" svg:height="0.254cm" svg:x="13.27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0.98cm" svg:height="0.848cm" svg:x="4.244cm" svg:y="8.944cm">
            <draw:text-box>
              <text:p text:style-name="P4">Coverage = 5 + 3 + 2 + 1 + 3 = 14</text:p>
            </draw:text-box>
          </draw:frame>
          <draw:g>
            <draw:custom-shape draw:style-name="gr1" draw:text-style-name="P1" draw:layer="layout" svg:width="1.143cm" svg:height="1.143cm" svg:x="4.455cm" svg:y="12.327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5.598cm" svg:y="12.327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6.741cm" svg:y="12.327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7.884cm" svg:y="12.327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9.027cm" svg:y="12.327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0.17cm" svg:y="12.327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1.313cm" svg:y="12.327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2.456cm" svg:y="12.327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3.599cm" svg:y="12.327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4.742cm" svg:y="12.327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5.885cm" svg:y="12.327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.016cm" svg:height="0.889cm" svg:x="5.699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6.715cm" svg:y="12.46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.016cm" svg:height="0.889cm" svg:x="12.63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13.646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14.646cm" svg:y="12.46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54cm" svg:height="0.254cm" svg:x="7.577cm" svg:y="13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54cm" svg:height="0.254cm" svg:x="13.278cm" svg:y="1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0.98cm" svg:height="0.848cm" svg:x="4.244cm" svg:y="11.445cm">
            <draw:text-box>
              <text:p text:style-name="P4">Coverage = 5 + 3 + 1 + 3 + 8 = 20</text:p>
            </draw:text-box>
          </draw:frame>
          <draw:g>
            <draw:custom-shape draw:style-name="gr1" draw:text-style-name="P1" draw:layer="layout" svg:width="1.143cm" svg:height="1.143cm" svg:x="4.455cm" svg:y="14.92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5.598cm" svg:y="14.928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6.741cm" svg:y="14.92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7.884cm" svg:y="14.92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9.027cm" svg:y="14.928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0.17cm" svg:y="14.928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1.313cm" svg:y="14.92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2.456cm" svg:y="14.92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3.599cm" svg:y="14.92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4.742cm" svg:y="14.928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143cm" svg:height="1.143cm" svg:x="15.885cm" svg:y="14.928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.016cm" svg:height="0.889cm" svg:x="6.799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7.815cm" svg:y="15.0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.016cm" svg:height="0.889cm" svg:x="10.33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11.346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016cm" svg:height="0.889cm" svg:x="12.346cm" svg:y="15.0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54cm" svg:height="0.254cm" svg:x="7.577cm" svg:y="15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54cm" svg:height="0.254cm" svg:x="13.278cm" svg:y="15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0.98cm" svg:height="0.848cm" svg:x="4.244cm" svg:y="14.046cm">
            <draw:text-box>
              <text:p text:style-name="P4">Coverage = 3 + 4 + 6 + 2 + 1 = 16</text:p>
            </draw:text-box>
          </draw:frame>
        </draw:g>
        <draw:g>
          <draw:frame draw:style-name="gr7" draw:text-style-name="P2" draw:layer="layout" svg:width="1.875cm" svg:height="0.509cm" svg:x="2.2cm" svg:y="21.47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7" draw:text-style-name="P2" draw:layer="layout" svg:width="0.42cm" svg:height="0.461cm" svg:x="4.633cm" svg:y="19.70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7" draw:text-style-name="P2" draw:layer="layout" svg:width="0.853cm" svg:height="0.216cm" svg:x="4.581cm" svg:y="21.0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7" draw:text-style-name="P2" draw:layer="layout" svg:width="9.117cm" svg:height="0.509cm" svg:x="5.472cm" svg:y="23.409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7" draw:text-style-name="P2" draw:layer="layout" svg:width="13.432cm" svg:height="0.509cm" svg:x="4.6cm" svg:y="22.69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8" draw:text-style-name="P1" draw:layer="layout" svg:width="0.381cm" svg:height="4.572cm" svg:x="4.202cm" svg:y="19.43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5" draw:layer="layout" svg:width="10.15cm" svg:height="1.207cm" svg:x="5.482cm" svg:y="19.116cm">
            <draw:text-box>
              <text:p text:style-name="P4"><text:span text:style-name="T2">in case if b &gt; index of the last board</text:span></text:p>
              <text:p text:style-name="P4"><text:span text:style-name="T2">(all boats successfully aligned)</text:span></text:p>
            </draw:text-box>
          </draw:frame>
          <draw:frame draw:style-name="gr6" draw:text-style-name="P5" draw:layer="layout" svg:width="8.118cm" svg:height="1.207cm" svg:x="5.482cm" svg:y="20.616cm">
            <draw:text-box>
              <text:p text:style-name="P4"><text:span text:style-name="T2">in case if s &gt; boats[b].anchor</text:span></text:p>
              <text:p text:style-name="P4"><text:span text:style-name="T2">(forbidden state)</text:span></text:p>
            </draw:text-box>
          </draw:frame>
          <draw:frame draw:style-name="gr6" draw:text-style-name="P5" draw:layer="layout" svg:width="3.042cm" svg:height="0.729cm" svg:x="4.462cm" svg:y="22.02cm">
            <draw:text-box>
              <text:p text:style-name="P4"><text:span text:style-name="T2">Otherwise:</text:span></text:p>
            </draw:text-box>
          </draw:frame>
          <draw:frame draw:style-name="gr9" draw:text-style-name="P4" draw:layer="layout" svg:width="10.414cm" svg:height="0.729cm" svg:x="8.531cm" svg:y="25.852cm">
            <draw:text-box>
              <text:p text:style-name="P4"><text:span text:style-name="T2">Amount of fish, covered by current boat</text:span></text:p>
            </draw:text-box>
          </draw:frame>
          <draw:frame draw:style-name="gr10" draw:text-style-name="P4" draw:layer="layout" svg:width="10.795cm" svg:height="1.207cm" svg:x="8.493cm" svg:y="26.647cm">
            <draw:text-box>
              <text:p text:style-name="P4"><text:span text:style-name="T2">Solution of subproblem</text:span></text:p>
              <text:p text:style-name="P4"><text:span text:style-name="T2">(for next boat, and new start position)</text:span></text:p>
            </draw:text-box>
          </draw:frame>
          <draw:frame draw:style-name="gr11" draw:text-style-name="P4" draw:layer="layout" svg:width="8.255cm" svg:height="1.27cm" svg:x="11.16cm" svg:y="24.649cm">
            <draw:text-box>
              <text:p text:style-name="P4"><text:span text:style-name="T2">The interval of feasible start positions of the current boat</text:span></text:p>
            </draw:text-box>
          </draw:frame>
          <draw:frame draw:style-name="gr12" draw:text-style-name="P5" draw:layer="layout" svg:width="9.525cm" svg:height="1.207cm" svg:x="1.77cm" svg:y="17.246cm">
            <draw:text-box>
              <text:p text:style-name="P5">b – index of current boat</text:p>
              <text:p text:style-name="P5">s – start position inside river</text:p>
            </draw:text-box>
          </draw:frame>
          <draw:frame draw:style-name="gr6" draw:text-style-name="P5" draw:layer="layout" svg:width="2.026cm" svg:height="0.729cm" svg:x="1.541cm" svg:y="24.195cm">
            <draw:text-box>
              <text:p text:style-name="P4"><text:span text:style-name="T2">Where:</text:span></text:p>
            </draw:text-box>
          </draw:frame>
          <draw:frame draw:style-name="gr7" draw:text-style-name="P2" draw:layer="layout" svg:width="8.499cm" svg:height="0.509cm" svg:x="1.635cm" svg:y="25.056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7" draw:text-style-name="P2" draw:layer="layout" svg:width="5.838cm" svg:height="0.509cm" svg:x="1.762cm" svg:y="25.94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7" draw:text-style-name="P2" draw:layer="layout" svg:width="5.862cm" svg:height="0.509cm" svg:x="1.765cm" svg:y="26.907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13" draw:text-style-name="P6" draw:layer="layout" svg:width="0.635cm" svg:height="0.254cm" svg:x="10.398cm" svg:y="25.18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6" draw:layer="layout" svg:width="0.635cm" svg:height="0.254cm" svg:x="7.698cm" svg:y="26.0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6" draw:layer="layout" svg:width="0.635cm" svg:height="0.254cm" svg:x="7.698cm" svg:y="26.9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3:30:31.625364000</meta:creation-date>
    <dc:date>2016-01-24T16:35:51.884203000</dc:date>
    <meta:editing-duration>PT1H52M9S</meta:editing-duration>
    <meta:editing-cycles>8</meta:editing-cycles>
    <meta:generator>LibreOffice/4.3.1.2$MacOSX_x86 LibreOffice_project/958349dc3b25111dbca392fbc281a05559ef6848</meta:generator>
    <meta:document-statistic meta:object-count="11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i>,</mi>
            <mspace width="0.5em"/>
            <mi>b</mi>
          </mrow>
        </mrow>
        <mo fence="true" stretchy="false">)</mo>
      </mrow>
      <mrow>
        <mspace width="0.5em"/>
        <mo stretchy="false">=</mo>
        <mspace/>
      </mrow>
    </mrow>
    <annotation encoding="StarMath 5.0">f( s, `b ) `=`</annotation>
  </semantics>
</math>
</file>

<file path=Object 2/content.xml><?xml version="1.0" encoding="utf-8"?>
<math xmlns="http://www.w3.org/1998/Math/MathML" display="block">
  <semantics>
    <mn>0</mn>
    <annotation encoding="StarMath 5.0">0
</annotation>
  </semantics>
</math>
</file>

<file path=Object 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4/content.xml><?xml version="1.0" encoding="utf-8"?>
<math xmlns="http://www.w3.org/1998/Math/MathML" display="block">
  <semantics>
    <mrow>
      <mi>i</mi>
      <mrow>
        <mspace width="0.5em"/>
        <mo stretchy="false">∈</mo>
        <mspace width="0.5em"/>
      </mrow>
      <mrow>
        <mo fence="true" stretchy="false">[</mo>
        <mrow>
          <mrow>
            <mspace width="0.5em"/>
            <mi mathvariant="italic">max</mi>
            <mrow>
              <mo fence="true" stretchy="false">(</mo>
              <mrow>
                <mrow>
                  <mi>s</mi>
                  <mi>,</mi>
                  <mspace width="0.5em"/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minPos</mi>
                </mrow>
              </mrow>
              <mo fence="true" stretchy="false">)</mo>
            </mrow>
            <mspace width="0.5em"/>
            <mn>..</mn>
            <mspace width="0.5em"/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anchor</mi>
            <mspace width="0.5em"/>
          </mrow>
        </mrow>
        <mo fence="true" stretchy="false">]</mo>
      </mrow>
    </mrow>
    <annotation encoding="StarMath 5.0">i `in` [`max(s, `boats[b].minPos)`..`boats[b].anchor`]</annotation>
  </semantics>
</math>
</file>

<file path=Object 5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space width="0.5em"/>
            <mi mathvariant="italic">coverage</mi>
            <mrow>
              <mo fence="true" stretchy="false">(</mo>
              <mrow>
                <mrow>
                  <mi>i</mi>
                  <mi>,</mi>
                  <mspace width="0.5em"/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i>f</mi>
            <mrow>
              <mo fence="true" stretchy="false">(</mo>
              <mrow>
                <mrow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  <mrow>
                    <mspace width="0.5em"/>
                    <mo stretchy="false">+</mo>
                    <mspace width="0.5em"/>
                  </mrow>
                  <mn>1,</mn>
                  <mspace width="0.5em"/>
                  <mi>b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  <mspace width="0.5em"/>
          </mrow>
        </mrow>
        <mo fence="true" stretchy="false">)</mo>
      </mrow>
    </mrow>
    <annotation encoding="StarMath 5.0">max (` coverage( i,` i `+` boats[b].length )~ +~ f( i` +` boats[b].length `+` 1,` b `+` 1 ) `)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space width="0.5em"/>
          <mi mathvariant="italic">max</mi>
          <mrow>
            <mo fence="true" stretchy="false">(</mo>
            <mrow>
              <mrow>
                <mi>s</mi>
                <mi>,</mi>
                <mspace width="0.5em"/>
                <mi mathvariant="italic">boats</mi>
                <mrow>
                  <mo fence="true" stretchy="false">[</mo>
                  <mrow>
                    <mi>b</mi>
                  </mrow>
                  <mo fence="true" stretchy="false">]</mo>
                </mrow>
                <mi>.</mi>
                <mi mathvariant="italic">minPos</mi>
              </mrow>
            </mrow>
            <mo fence="true" stretchy="false">)</mo>
          </mrow>
          <mspace width="0.5em"/>
          <mn>..</mn>
          <mspace width="0.5em"/>
          <mi mathvariant="italic">boats</mi>
          <mrow>
            <mo fence="true" stretchy="false">[</mo>
            <mrow>
              <mi>b</mi>
            </mrow>
            <mo fence="true" stretchy="false">]</mo>
          </mrow>
          <mi>.</mi>
          <mi mathvariant="italic">anchor</mi>
          <mspace width="0.5em"/>
        </mrow>
      </mrow>
      <mo fence="true" stretchy="false">]</mo>
    </mrow>
    <annotation encoding="StarMath 5.0">[`max(s, `boats[b].minPos)`..`boats[b].anchor`]</annotation>
  </semantics>
</math>
</file>

<file path=Object 7/content.xml><?xml version="1.0" encoding="utf-8"?>
<math xmlns="http://www.w3.org/1998/Math/MathML" display="block">
  <semantics>
    <mrow>
      <mi mathvariant="italic">coverage</mi>
      <mrow>
        <mo fence="true" stretchy="false">(</mo>
        <mrow>
          <mrow>
            <mi>i</mi>
            <mi>,</mi>
            <mspace width="0.5em"/>
            <mi>i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coverage( i,` i `+` boats[b].length 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i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</mrow>
    <annotation encoding="StarMath 5.0">f( i `+` boats[b].length `+` 1,` b `+` 1 )</annotation>
  </semantics>
</math>
</file>